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40000003568EF3761.png"/>
  <manifest:file-entry manifest:media-type="image/jpeg" manifest:full-path="Pictures/100000000000052B000003E044E00D6C.jpg"/>
  <manifest:file-entry manifest:media-type="image/png" manifest:full-path="Pictures/1000020100000155000000EB5C7769F1.png"/>
  <manifest:file-entry manifest:media-type="image/png" manifest:full-path="Pictures/1000020100000155000000EBA84F1D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textarea-vertical-align="middle" fo:min-height="1.698cm"/>
    </style:style>
    <style:style style:name="gr3" style:family="graphic" style:parent-style-name="standard" style:list-style-name="L5">
      <style:graphic-properties draw:stroke="none" draw:fill="none" draw:fill-color="#ffffff" draw:textarea-vertical-align="middle" fo:min-height="1.698cm"/>
    </style:style>
    <style:style style:name="gr4" style:family="graphic" style:parent-style-name="standard" style:list-style-name="L5">
      <style:graphic-properties draw:stroke="none" draw:fill="none" draw:fill-color="#ffffff" draw:textarea-vertical-align="middle" fo:min-height="1.698cm"/>
    </style:style>
    <style:style style:name="pr1" style:family="presentation" style:parent-style-name="lyt-celestial-title">
      <style:graphic-properties draw:fill-color="#ffffff" draw:auto-grow-height="true" fo:min-height="1.949cm"/>
    </style:style>
    <style:style style:name="pr2" style:family="presentation" style:parent-style-name="lyt-celestial-subtitle" style:list-style-name="L1">
      <style:graphic-properties draw:fill-color="#ffffff" draw:auto-grow-height="true" fo:min-height="13.23cm"/>
    </style:style>
    <style:style style:name="pr3" style:family="presentation" style:parent-style-name="lyt-celestial-notes" style:list-style-name="L7">
      <style:graphic-properties draw:fill-color="#ffffff" draw:auto-grow-height="true" fo:min-height="10.629cm"/>
    </style:style>
    <style:style style:name="pr4" style:family="presentation" style:parent-style-name="lyt-celestial-title">
      <style:graphic-properties draw:fill-color="#ffffff" fo:min-height="1.698cm"/>
    </style:style>
    <style:style style:name="pr5" style:family="presentation" style:parent-style-name="lyt-celestial-outline1">
      <style:graphic-properties draw:fill-color="#ffffff" fo:min-height="12.979cm"/>
    </style:style>
    <style:style style:name="pr6" style:family="presentation" style:parent-style-name="lyt-celestial-notes">
      <style:graphic-properties draw:fill-color="#ffffff" fo:min-height="10.378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gency FB'" style:font-style-name="標準" style:font-family-generic="swiss" style:font-pitch="variable" fo:font-size="32pt" style:font-size-asian="32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cm" fo:margin-right="0cm" fo:text-indent="0cm"/>
      <style:text-properties style:font-size-asian="24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198cm" fo:margin-right="0cm" fo:text-align="center" fo:text-indent="-0.899cm"/>
      <style:text-properties fo:font-size="44pt"/>
    </style:style>
    <style:style style:name="P12" style:family="paragraph">
      <style:paragraph-properties fo:margin-left="1.198cm" fo:margin-right="0cm" fo:text-align="center" text:enable-numbering="false" fo:text-indent="-0.899cm"/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44pt"/>
    </style:style>
    <style:style style:name="P13" style:family="paragraph">
      <style:paragraph-properties fo:margin-left="1.198cm" fo:margin-right="0cm" fo:text-align="end" fo:text-indent="-0.899cm"/>
      <style:text-properties fo:font-size="24pt" style:font-size-asian="24pt" style:font-size-complex="24pt"/>
    </style:style>
    <style:style style:name="P14" style:family="paragraph">
      <style:paragraph-properties fo:margin-left="1.198cm" fo:margin-right="0cm" fo:text-align="end" text:enable-numbering="false" fo:text-indent="-0.899cm"/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T1" style:family="text">
      <style:text-properties fo:font-family="'Agency FB'" style:font-style-name="標準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Agency FB'" style:font-style-name="標準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Agency FB'" style:font-style-name="標準" style:font-family-generic="swiss" style:font-pitch="variable" fo:font-size="32pt" style:font-size-asian="32pt" style:font-size-complex="24pt"/>
    </style:style>
    <style:style style:name="T4" style:family="text">
      <style:text-properties fo:color="#ffff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'Courier New'" style:font-family-generic="modern" style:font-pitch="fixed" fo:font-size="15pt" style:font-size-asian="15pt" style:font-size-complex="15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4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 style:font-weight-complex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 xlink:href="Pictures/10000201000000340000003568EF3761.png" xlink:type="simple" xlink:show="embed" xlink:actuate="onLoad">
        <style:list-level-properties text:space-before="0.3cm" text:min-label-width="0.9cm" fo:text-align="center" style:vertical-pos="middle" style:vertical-rel="line" fo:width="0.6cm" fo:height="0.612cm"/>
      </text:list-level-style-image>
      <text:list-level-style-image text:level="2" xlink:href="Pictures/10000201000000340000003568EF3761.png" xlink:type="simple" xlink:show="embed" xlink:actuate="onLoad">
        <style:list-level-properties text:space-before="1.6cm" text:min-label-width="0.8cm" fo:text-align="center" style:vertical-pos="middle" style:vertical-rel="line" fo:width="0.55cm" fo:height="0.561cm"/>
      </text:list-level-style-image>
      <text:list-level-style-bullet text:level="3" text:bullet-char="✶">
        <style:list-level-properties text:space-before="3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4" text:bullet-char="✶">
        <style:list-level-properties text:space-before="4.2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5" text:bullet-char="✶">
        <style:list-level-properties text:space-before="5.4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6" text:bullet-char="✶">
        <style:list-level-properties text:space-before="6.6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7" text:bullet-char="✶">
        <style:list-level-properties text:space-before="7.8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8" text:bullet-char="✶">
        <style:list-level-properties text:space-before="9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9" text:bullet-char="✶">
        <style:list-level-properties text:space-before="10.2cm" text:min-label-width="0.6cm"/>
        <style:text-properties fo:font-family="StarSymbol" style:font-style-name="Regular" style:font-pitch="variable" style:font-charset="x-symbol" fo:color="#ffffcc" fo:font-size="8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 fo:text-align="center"/>
        <style:text-properties fo:color="#ccccff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fo:color="#ccccff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ff" fo:font-size="100%"/>
      </text:list-level-style-number>
    </text:list-style>
    <text:list-style style:name="L5">
      <text:list-level-style-bullet text:level="1" text:bullet-char="●">
        <style:list-level-properties text:space-before="0.299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 fo:text-align="center"/>
        <style:text-properties fo:color="#ccccff" fo:font-size="100%"/>
      </text:list-level-style-number>
      <text:list-level-style-number text:level="2" style:num-suffix="." style:num-format="I">
        <style:list-level-properties text:space-before="1.6cm" text:min-label-width="0.8cm" fo:text-align="center"/>
        <style:text-properties fo:color="#ccccff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cccc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cccc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cccc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cccc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cccc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cccc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ccccff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elestial" presentation:presentation-page-layout-name="AL1T0">
        <office:forms form:automatic-focus="false" form:apply-design-mode="false"/>
        <draw:frame presentation:style-name="pr1" draw:text-style-name="P1" draw:layer="layout" svg:width="23.911cm" svg:height="1.949cm" svg:x="2.058cm" svg:y="2.185cm" presentation:class="title" presentation:placeholder="true">
          <draw:text-box/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<text:span text:style-name="T1">Shuttle 1.0</text:span></text:p>
            <text:p text:style-name="P2"><text:span text:style-name="T2"/></text:p>
            <text:p text:style-name="P2"><text:span text:style-name="T3">Kao, Chen-yi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celestial" presentation:presentation-page-layout-name="AL2T1">
        <office:forms form:automatic-focus="false" form:apply-design-mode="false"/>
        <draw:frame presentation:style-name="pr4" draw:text-style-name="P2" draw:layer="layout" svg:width="23.911cm" svg:height="1.745cm" svg:x="2.058cm" svg:y="2.286cm" presentation:class="title" presentation:user-transformed="true">
          <draw:text-box>
            <text:p text:style-name="P2">Outline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Short-term plan (within a year)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lated wor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lient-s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(Structural) rule inference result recommendation (RIRR) visualiz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??GMF MP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erver-s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Light-weight rule-b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6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celestial" presentation:presentation-page-layout-name="AL2T1">
        <office:forms form:automatic-focus="false" form:apply-design-mode="false"/>
        <draw:frame presentation:style-name="pr5" draw:text-style-name="P5" draw:layer="layout" svg:width="23.911cm" svg:height="16.338cm" svg:x="2.058cm" svg:y="5.238cm" presentation:class="outline" presentation:user-transformed="true">
          <draw:text-box>
            <text:list text:style-name="L3">
              <text:list-item>
                <text:p text:style-name="P5">??Reduce semantic noise</text:p>
              </text:list-item>
            </text:list>
            <text:list text:style-name="L3">
              <text:list-item>
                <text:p text:style-name="P5">??Extended from concept linking...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WL ontology linking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SWRL rule trigg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SWRL rule in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Direct infer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Indirect inference by KAON2(http://kaon2.semanticweb.org/) reasoner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RIRR visu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??MDA-lized ru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??GMF MPM model completion recommend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Case by case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23.911cm" svg:height="1.995cm" svg:x="2.059cm" svg:y="2.242cm">
          <draw:text-box>
            <text:p text:style-name="P11"><text:span text:style-name="T8">Client-side: RIRR visualiz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" presentation:class="page"/>
          <draw:frame presentation:style-name="pr6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celestial" presentation:presentation-page-layout-name="AL2T1">
        <office:forms form:automatic-focus="false" form:apply-design-mode="false"/>
        <draw:frame presentation:style-name="pr5" draw:text-style-name="P5" draw:layer="layout" svg:width="23.911cm" svg:height="12.979cm" svg:x="2.058cm" svg:y="5.238cm" presentation:class="outline" presentation:user-transformed="true">
          <draw:text-box>
            <text:list text:style-name="L3">
              <text:list-item>
                <text:p text:style-name="P5">Divided in three research topics...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Infering model via Concept mapping technique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0"><text:span text:style-name="T9">Generating rules from GMF editor definitions for model completion recommendation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0"><text:span text:style-name="T9">Extracting GMF editor rules for model completion recommendation without editor definitions 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3.911cm" svg:height="1.948cm" svg:x="2.06cm" svg:y="2.265cm">
          <draw:text-box>
            <text:p text:style-name="P13"><text:span text:style-name="T10">Client-side: RIRR visualization (cont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4" presentation:class="page"/>
          <draw:frame presentation:style-name="pr6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celestial" presentation:presentation-page-layout-name="AL2T1">
        <office:forms form:automatic-focus="false" form:apply-design-mode="false"/>
        <draw:frame draw:style-name="gr4" draw:text-style-name="P14" draw:layer="layout" svg:width="23.911cm" svg:height="1.948cm" svg:x="2.059cm" svg:y="2.265cm">
          <draw:text-box>
            <text:p text:style-name="P13"><text:span text:style-name="T10">Client-side: RIRR visualization (cont.)</text:span></text:p>
          </draw:text-box>
        </draw:frame>
        <draw:frame presentation:style-name="pr5" draw:text-style-name="P5" draw:layer="layout" svg:width="23.911cm" svg:height="12.979cm" svg:x="2.059cm" svg:y="5.238cm" presentation:class="outline" presentation:user-transformed="true">
          <draw:text-box>
            <text:list text:style-name="L3">
              <text:list-item>
                <text:p text:style-name="P5"><text:span text:style-name="T9">Infering model via Concept mapping technique??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Concept linking (mapping)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OWL ontology linking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SWRL rule trigg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0"><text:span text:style-name="T5">SWRL rule in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Direct infer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Indirect inference by KAON2(</text:span><text:span text:style-name="T7"><text:a xlink:href="http://kaon2.semanticweb.org/">http://kaon2.semanticweb.org/</text:a></text:span><text:span text:style-name="T7">) reason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5" presentation:class="page"/>
          <draw:frame presentation:style-name="pr6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celestial" presentation:presentation-page-layout-name="AL2T1">
        <office:forms form:automatic-focus="false" form:apply-design-mode="false"/>
        <draw:frame presentation:style-name="pr4" draw:layer="layout" svg:width="23.911cm" svg:height="1.745cm" svg:x="2.058cm" svg:y="2.286cm" presentation:class="title" presentation:user-transformed="true">
          <draw:text-box>
            <text:p text:style-name="P2">??MDA-lized Rul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3">
              <text:list-item>
                <text:p text:style-name="P5">MPM rules</text:p>
              </text:list-item>
            </text:list>
            <text:list text:style-name="L3">
              <text:list-item>
                <text:list>
                  <text:list-item>
                    <text:p text:style-name="P6">Tag MPM elements</text:p>
                  </text:list-item>
                </text:list>
              </text:list-item>
            </text:list>
            <text:list text:style-name="L3">
              <text:list-item>
                <text:p text:style-name="P5">Cache MPM elements</text:p>
              </text:list-item>
            </text:list>
            <text:list text:style-name="L3">
              <text:list-item>
                <text:p text:style-name="P5">GMF editor difinition rules</text:p>
              </text:list-item>
            </text:list>
            <text:list text:style-name="L3">
              <text:list-item>
                <text:list>
                  <text:list-item>
                    <text:p text:style-name="P6">For GMF-involved MP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ining GMF editor difinition rules for model completion recommend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When editor difinitions are not available for some rea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celestial" presentation:presentation-page-layout-name="AL2T1">
        <office:forms form:automatic-focus="false" form:apply-design-mode="false"/>
        <draw:frame presentation:style-name="pr4" draw:layer="layout" svg:width="23.911cm" svg:height="1.745cm" svg:x="2.058cm" svg:y="2.286cm" presentation:class="title" presentation:user-transformed="true">
          <draw:text-box>
            <text:p text:style-name="P2">Application of Web design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3">
              <text:list-item>
                <text:p text:style-name="P5">Eclipse WTP Web Page Editor (WPE)</text:p>
              </text:list-item>
            </text:list>
            <text:list text:style-name="L3">
              <text:list-item>
                <text:p text:style-name="P5">Tag WPE elements</text:p>
              </text:list-item>
            </text:list>
            <text:list text:style-name="L3">
              <text:list-item>
                <text:p text:style-name="P5">Cache WPE eleme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opacity draw:name="Transparency_20_7" draw:display-name="Transparency 7" draw:style="linear" draw:start="100%" draw:end="0%" draw:angle="1800" draw:border="95%"/>
    <draw:opacity draw:name="Transparency_20_8" draw:display-name="Transparency 8" draw:style="linear" draw:start="100%" draw:end="0%" draw:angle="1800" draw:border="9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方正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方正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elestial-title" style:family="presentation">
      <style:graphic-properties draw:stroke="none" draw:fill="none" draw:textarea-vertical-align="middle">
        <text:list-style style:name="lyt-celestia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Agency FB'" style:font-style-name="標準" style:font-family-generic="swiss" style:font-pitch="variable" fo:font-size="44pt" fo:font-style="normal" fo:text-shadow="none" style:text-underline-style="none" fo:font-weight="normal" style:font-family-asian="FZMingTi" style:font-pitch-asian="variable" style:font-size-asian="44pt" style:language-asian="zh" style:country-asian="TW" style:font-style-asian="normal" style:font-weight-asian="normal" style:font-size-complex="24pt"/>
    </style:style>
    <style:style style:name="lyt-celestial-subtitle" style:family="presentation">
      <style:graphic-properties draw:stroke="none" draw:fill="none" draw:textarea-vertical-align="middle">
        <text:list-style style:name="lyt-celestia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ffffff" style:text-outline="false" style:text-line-through-style="none" fo:font-family="FZMingTi" style:font-style-name="Regular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elestial-background" style:family="presentation">
      <style:graphic-properties draw:stroke="none" draw:fill="none" draw:fill-image-width="0cm" draw:fill-image-height="0cm"/>
    </style:style>
    <style:style style:name="lyt-celestial-backgroundobjects" style:family="presentation">
      <style:graphic-properties svg:stroke-color="#e6e6e6" draw:fill-color="#ccccff" draw:fill-image-width="2.54cm" draw:fill-image-height="2.54cm" draw:shadow="hidden" draw:shadow-offset-x="0.3cm" draw:shadow-offset-y="0.3cm" draw:shadow-color="#808080"/>
    </style:style>
    <style:style style:name="lyt-celestial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FZMingTi" style:font-style-name="Regular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elestial-outline1" style:family="presentation">
      <style:graphic-properties draw:stroke="none" draw:fill="none">
        <text:list-style style:name="lyt-celestial-outline1">
          <text:list-level-style-image text:level="1" xlink:href="Pictures/10000201000000340000003568EF3761.png" xlink:type="simple" xlink:show="embed" xlink:actuate="onLoad">
            <style:list-level-properties text:space-before="0.3cm" text:min-label-width="0.9cm" fo:text-align="center" style:vertical-pos="middle" style:vertical-rel="line" fo:width="0.6cm" fo:height="0.612cm"/>
          </text:list-level-style-image>
          <text:list-level-style-image text:level="2" xlink:href="Pictures/10000201000000340000003568EF3761.png" xlink:type="simple" xlink:show="embed" xlink:actuate="onLoad">
            <style:list-level-properties text:space-before="1.6cm" text:min-label-width="0.8cm" fo:text-align="center" style:vertical-pos="middle" style:vertical-rel="line" fo:width="0.55cm" fo:height="0.561cm"/>
          </text:list-level-style-image>
          <text:list-level-style-bullet text:level="3" text:bullet-char="✶">
            <style:list-level-properties text:space-before="3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4" text:bullet-char="✶">
            <style:list-level-properties text:space-before="4.2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5" text:bullet-char="✶">
            <style:list-level-properties text:space-before="5.4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6" text:bullet-char="✶">
            <style:list-level-properties text:space-before="6.6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7" text:bullet-char="✶">
            <style:list-level-properties text:space-before="7.8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8" text:bullet-char="✶">
            <style:list-level-properties text:space-before="9cm" text:min-label-width="0.6cm"/>
            <style:text-properties fo:font-family="StarSymbol" style:font-style-name="Regular" style:font-pitch="variable" style:font-charset="x-symbol" fo:color="#ffffcc" fo:font-size="85%"/>
          </text:list-level-style-bullet>
          <text:list-level-style-bullet text:level="9" text:bullet-char="✶">
            <style:list-level-properties text:space-before="10.2cm" text:min-label-width="0.6cm"/>
            <style:text-properties fo:font-family="StarSymbol" style:font-style-name="Regular" style:font-pitch="variable" style:font-charset="x-symbol" fo:color="#ffffcc" fo:font-size="85%"/>
          </text:list-level-style-bullet>
        </text:list-style>
      </style:graphic-properties>
      <style:paragraph-properties fo:margin-left="1.198cm" fo:margin-right="0cm" fo:margin-top="0cm" fo:margin-bottom="0.499cm" fo:text-align="start" text:enable-numbering="true" fo:text-indent="-0.899cm"/>
      <style:text-properties fo:color="#bcbfd6" style:text-outline="false" style:text-line-through-style="none" fo:font-family="'Agency FB'" style:font-style-name="粗體" style:font-family-generic="swiss" style:font-pitch="variable" fo:font-size="32pt" fo:font-style="normal" fo:text-shadow="none" style:text-underline-style="none" fo:font-weight="bold" style:font-family-asian="FZMingTi" style:font-pitch-asian="variable" style:font-size-asian="32pt" style:language-asian="zh" style:country-asian="TW" style:font-style-asian="normal" style:font-weight-asian="bold" style:font-size-complex="24pt"/>
    </style:style>
    <style:style style:name="lyt-celestial-outline2" style:family="presentation" style:parent-style-name="lyt-celestial-outline1">
      <style:paragraph-properties fo:margin-left="2.4cm" fo:margin-right="0cm" fo:margin-top="0cm" fo:margin-bottom="0.4cm" fo:text-indent="-0.8cm"/>
      <style:text-properties fo:font-family="'Agency FB'" style:font-style-name="粗體" style:font-family-generic="swiss" style:font-pitch="variable" fo:font-size="28pt" style:font-size-complex="24pt"/>
    </style:style>
    <style:style style:name="lyt-celestial-outline3" style:family="presentation" style:parent-style-name="lyt-celestial-outline2">
      <style:paragraph-properties fo:margin-left="3.6cm" fo:margin-right="0cm" fo:margin-top="0cm" fo:margin-bottom="0.3cm" fo:text-indent="-0.6cm"/>
      <style:text-properties fo:font-family="'Agency FB'" style:font-style-name="粗體" style:font-family-generic="swiss" style:font-pitch="variable" fo:font-size="24pt" style:font-size-complex="24pt"/>
    </style:style>
    <style:style style:name="lyt-celestial-outline4" style:family="presentation" style:parent-style-name="lyt-celestial-outline3">
      <style:paragraph-properties fo:margin-left="4.8cm" fo:margin-right="0cm" fo:margin-top="0cm" fo:margin-bottom="0.2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5" style:family="presentation" style:parent-style-name="lyt-celestial-outline4">
      <style:paragraph-properties fo:margin-left="6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6" style:family="presentation" style:parent-style-name="lyt-celestial-outline5">
      <style:paragraph-properties fo:margin-left="7.2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7" style:family="presentation" style:parent-style-name="lyt-celestial-outline6">
      <style:paragraph-properties fo:margin-left="8.4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8" style:family="presentation" style:parent-style-name="lyt-celestial-outline7">
      <style:paragraph-properties fo:margin-left="9.6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style style:name="lyt-celestial-outline9" style:family="presentation" style:parent-style-name="lyt-celestial-outline8">
      <style:paragraph-properties fo:margin-left="10.8cm" fo:margin-right="0cm" fo:margin-top="0cm" fo:margin-bottom="0.1cm" fo:text-indent="-0.6cm"/>
      <style:text-properties fo:font-family="'Agency FB'" style:font-style-name="粗體" style:font-family-generic="swiss" style:font-pitch="variable" fo:font-size="20pt" style:font-size-complex="24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elestial-title">
      <style:graphic-properties draw:fill-color="#ffffff" draw:auto-grow-height="false" fo:min-height="3.507cm"/>
    </style:style>
    <style:style style:name="pr2" style:family="presentation" style:parent-style-name="lyt-celestial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 xlink:href="Pictures/10000201000000340000003568EF3761.png" xlink:type="simple" xlink:show="embed" xlink:actuate="onLoad">
        <style:list-level-properties text:space-before="0.3cm" text:min-label-width="0.9cm" fo:text-align="center" style:vertical-pos="middle" style:vertical-rel="line" fo:width="0.6cm" fo:height="0.612cm"/>
      </text:list-level-style-image>
      <text:list-level-style-image text:level="2" xlink:href="Pictures/10000201000000340000003568EF3761.png" xlink:type="simple" xlink:show="embed" xlink:actuate="onLoad">
        <style:list-level-properties text:space-before="1.6cm" text:min-label-width="0.8cm" fo:text-align="center" style:vertical-pos="middle" style:vertical-rel="line" fo:width="0.55cm" fo:height="0.561cm"/>
      </text:list-level-style-image>
      <text:list-level-style-bullet text:level="3" text:bullet-char="✶">
        <style:list-level-properties text:space-before="3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4" text:bullet-char="✶">
        <style:list-level-properties text:space-before="4.2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5" text:bullet-char="✶">
        <style:list-level-properties text:space-before="5.4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6" text:bullet-char="✶">
        <style:list-level-properties text:space-before="6.6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7" text:bullet-char="✶">
        <style:list-level-properties text:space-before="7.8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8" text:bullet-char="✶">
        <style:list-level-properties text:space-before="9cm" text:min-label-width="0.6cm"/>
        <style:text-properties fo:font-family="StarSymbol" style:font-style-name="Regular" style:font-pitch="variable" style:font-charset="x-symbol" fo:color="#ffffcc" fo:font-size="85%"/>
      </text:list-level-style-bullet>
      <text:list-level-style-bullet text:level="9" text:bullet-char="✶">
        <style:list-level-properties text:space-before="10.2cm" text:min-label-width="0.6cm"/>
        <style:text-properties fo:font-family="StarSymbol" style:font-style-name="Regular" style:font-pitch="variable" style:font-charset="x-symbol" fo:color="#ffffcc" fo:font-size="8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lyt-celestial" style:page-layout-name="PM1" draw:style-name="dp1">
      <draw:frame draw:style-name="gr3" draw:text-style-name="P3" draw:layer="backgroundobjects" svg:width="28.064cm" svg:height="21.135cm" svg:x="-0.065cm" svg:y="-0.036cm">
        <draw:image xlink:href="Pictures/100000000000052B000003E044E00D6C.jpg" xlink:type="simple" xlink:show="embed" xlink:actuate="onLoad">
          <text:p text:style-name="P4"/>
        </draw:image>
      </draw:frame>
      <draw:frame draw:style-name="gr3" draw:text-style-name="P3" draw:layer="backgroundobjects" svg:width="3.568cm" svg:height="2.459cm" svg:x="0.457cm" svg:y="1.941cm">
        <draw:image xlink:href="Pictures/1000020100000155000000EBA84F1DC8.png" xlink:type="simple" xlink:show="embed" xlink:actuate="onLoad">
          <text:p text:style-name="P4"/>
        </draw:image>
      </draw:frame>
      <draw:frame draw:style-name="gr3" draw:text-style-name="P3" draw:layer="backgroundobjects" svg:width="1.87cm" svg:height="1.289cm" svg:x="22.014cm" svg:y="0.828cm">
        <draw:image xlink:href="Pictures/1000020100000155000000EB5C7769F1.png" xlink:type="simple" xlink:show="embed" xlink:actuate="onLoad">
          <text:p text:style-name="P4"/>
        </draw:image>
      </draw:frame>
      <draw:frame presentation:style-name="pr1" draw:text-style-name="P4" draw:layer="backgroundobjects" svg:width="23.911cm" svg:height="1.948cm" svg:x="2.058cm" svg:y="2.185cm" presentation:class="title">
        <draw:text-box>
          <text:p text:style-name="P4">請按一下鼠標，編輯標題文的格式。</text:p>
        </draw:text-box>
      </draw:frame>
      <draw:frame presentation:style-name="pr2" draw:text-style-name="P5" draw:layer="backgroundobjects" svg:width="23.911cm" svg:height="13.229cm" svg:x="2.058cm" svg:y="5.838cm" presentation:class="outline">
        <draw:text-box>
          <text:list text:style-name="L3">
            <text:list-item>
              <text:p text:style-name="P5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lyt-celestial-title" draw:layer="backgroundobjects" svg:width="12.767cm" svg:height="9.575cm" svg:x="4.411cm" svg:y="2.794cm" presentation:class="page"/>
        <draw:frame presentation:style-name="lyt-celesti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17$Build-9310</meta:generator>
    <dc:creator>振益 高</dc:creator>
    <dc:date>2008-10-16T12:59:07</dc:date>
    <meta:editing-cycles>101</meta:editing-cycles>
    <meta:editing-duration>P8DT4H47M20S</meta:editing-duration>
    <meta:user-defined meta:name="資訊 1"/>
    <meta:user-defined meta:name="資訊 2"/>
    <meta:user-defined meta:name="資訊 3"/>
    <meta:user-defined meta:name="資訊 4"/>
    <meta:document-statistic meta:object-count="45"/>
  </office:meta>
</office:document-meta>
</file>